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0">
      <style:table-cell-properties fo:border="thin solid #000000"/>
    </style:style>
    <style:style style:name="ce7" style:family="table-cell" style:parent-style-name="Default" style:data-style-name="N2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" style:family="table-cell" style:parent-style-name="Default" style:data-style-name="N2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1.084791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number-columns-repeated="6" table:default-cell-style-name="ce1"/>
        <table:table-column table:style-name="co9" table:number-columns-repeated="28" table:default-cell-style-name="ce1"/>
        <table:table-column table:style-name="co10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 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string" table:style-name="ce4">
            <text:p>Iteration 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0.88888900000000004" table:style-name="ce5">
            <text:p>0,888889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0,4211</text:p>
          </table:table-cell>
          <table:table-cell office:value-type="float" office:value="28" table:style-name="ce5">
            <text:p>28</text:p>
          </table:table-cell>
          <table:table-cell office:value-type="float" office:value="17" table:style-name="ce5">
            <text:p>17</text:p>
          </table:table-cell>
          <table:table-cell office:value-type="float" office:value="3.1111111111111112" table:style-name="ce7">
            <text:p>3,11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0.6071428571428571" table:style-name="ce7">
            <text:p>0,61</text:p>
          </table:table-cell>
          <table:table-cell office:value-type="float" office:value="367" table:style-name="ce5">
            <text:p>367</text:p>
          </table:table-cell>
          <table:table-cell office:value-type="float" office:value="40.777777777777779" table:formula="of:=367/9" table:style-name="ce5">
            <text:p>40,77777778</text:p>
          </table:table-cell>
          <table:table-cell office:value-type="float" office:value="11" table:style-name="ce5">
            <text:p>11</text:p>
          </table:table-cell>
          <table:table-cell office:value-type="float" office:value="47" table:style-name="ce5">
            <text:p>4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8"/>
        </table:table-row>
        <table:table-row table:style-name="ro1">
          <table:table-cell office:value-type="string" table:style-name="ce8">
            <text:p>Iteration 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4" table:style-name="ce8">
            <text:p>14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.6666666666666701" table:style-name="ce9">
            <text:p>1,67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.4838709677419355" table:formula="of:=15/31" table:style-name="ce9">
            <text:p>0,48</text:p>
          </table:table-cell>
          <table:table-cell office:value-type="float" office:value="39" table:style-name="ce8">
            <text:p>39</text:p>
          </table:table-cell>
          <table:table-cell office:value-type="float" office:value="17" table:style-name="ce8">
            <text:p>17</text:p>
          </table:table-cell>
          <table:table-cell office:value-type="float" office:value="4.333333333333333" table:formula="of:=39/9" table:style-name="ce8">
            <text:p>4,333333333</text:p>
          </table:table-cell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0.4358974358974359" table:formula="of:=17/39" table:style-name="ce8">
            <text:p>0,435897436</text:p>
          </table:table-cell>
          <table:table-cell office:value-type="float" office:value="811" table:style-name="ce8">
            <text:p>811</text:p>
          </table:table-cell>
          <table:table-cell office:value-type="float" office:value="90.111111111111114" table:formula="of:=811/9" table:style-name="ce8">
            <text:p>90,11111111</text:p>
          </table:table-cell>
          <table:table-cell office:value-type="float" office:value="12" table:style-name="ce8">
            <text:p>12</text:p>
          </table:table-cell>
          <table:table-cell office:value-type="float" office:value="195" table:style-name="ce8">
            <text:p>19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450" table:formula="of:= 817-367" table:style-name="ce8">
            <text:p>450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97" table:style-name="ce8">
            <text:p>97</text:p>
          </table:table-cell>
          <table:table-cell office:value-type="float" office:value="0.89662374273838397" table:style-name="ce8">
            <text:p>0,896623743</text:p>
          </table:table-cell>
          <table:table-cell office:value-type="float" office:value="0.85610783661211498" table:style-name="ce8">
            <text:p>0,856107837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table:number-columns-repeated="16338"/>
        </table:table-row>
        <table:table-row table:style-name="ro1">
          <table:table-cell office:value-type="string" table:style-name="ce10">
            <text:p>Iteration 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10">
            <text:p>14</text:p>
          </table:table-cell>
          <table:table-cell office:value-type="float" office:value="4" table:style-name="ce10">
            <text:p>4</text:p>
          </table:table-cell>
          <table:table-cell office:value-type="float" office:value="9" table:style-name="ce10">
            <text:p>9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10">
            <text:p>13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10">
            <text:p>15</text:p>
          </table:table-cell>
          <table:table-cell office:value-type="float" office:value="1.1538461538461537" table:formula="of:=15/13" table:style-name="ce10">
            <text:p>1,15384615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float" office:value="0.39473684210526316" table:formula="of:=15/38" table:style-name="ce10">
            <text:p>0,394736842</text:p>
          </table:table-cell>
          <table:table-cell office:value-type="float" office:value="60" table:style-name="ce10">
            <text:p>60</text:p>
          </table:table-cell>
          <table:table-cell office:value-type="float" office:value="26" table:style-name="ce10">
            <text:p>26</text:p>
          </table:table-cell>
          <table:table-cell office:value-type="float" office:value="4.615384615384615" table:formula="of:=60/13" table:style-name="ce10">
            <text:p>4,615384615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0.43333333333333335" table:formula="of:=26/60" table:style-name="ce10">
            <text:p>0,433333333</text:p>
          </table:table-cell>
          <table:table-cell office:value-type="float" office:value="1216" table:style-name="ce10">
            <text:p>1216</text:p>
          </table:table-cell>
          <table:table-cell office:value-type="float" office:value="93.538461538461533" table:formula="of:=1216/13" table:style-name="ce10">
            <text:p>93,53846154</text:p>
          </table:table-cell>
          <table:table-cell office:value-type="float" office:value="35" table:style-name="ce10">
            <text:p>35</text:p>
          </table:table-cell>
          <table:table-cell office:value-type="float" office:value="183" table:style-name="ce10">
            <text:p>18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405" table:formula="of:=1216 - 811" table:style-name="ce10">
            <text:p>405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24" table:style-name="ce10">
            <text:p>24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105" table:style-name="ce10">
            <text:p>105</text:p>
          </table:table-cell>
          <table:table-cell office:value-type="float" office:value="0.95564289186332996" table:style-name="ce10">
            <text:p>0,955642892</text:p>
          </table:table-cell>
          <table:table-cell office:value-type="float" office:value="0.91219565800419" table:style-name="ce10">
            <text:p>0,912195658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table:number-columns-repeated="16338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an</meta:initial-creator>
    <dc:creator>Pc</dc:creator>
    <meta:creation-date>2020-11-22T17:04:44Z</meta:creation-date>
    <dc:date>2021-01-02T13:39:01Z</dc:date>
  </office:meta>
</office:document-meta>
</file>